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3.51mm" fo:margin-left="-0.23mm" table:align="left"/>
    </style:style>
    <style:style style:name="Table1.A" style:family="table-column">
      <style:table-column-properties style:column-width="59.32mm"/>
    </style:style>
    <style:style style:name="Table1.B" style:family="table-column">
      <style:table-column-properties style:column-width="13.09mm"/>
    </style:style>
    <style:style style:name="Table1.C" style:family="table-column">
      <style:table-column-properties style:column-width="8.41mm"/>
    </style:style>
    <style:style style:name="Table1.N" style:family="table-column">
      <style:table-column-properties style:column-width="8.55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89.69mm" table:align="center"/>
    </style:style>
    <style:style style:name="Table2.A" style:family="table-column">
      <style:table-column-properties style:column-width="46.02mm"/>
    </style:style>
    <style:style style:name="Table2.B" style:family="table-column">
      <style:table-column-properties style:column-width="20.41mm"/>
    </style:style>
    <style:style style:name="Table2.C" style:family="table-column">
      <style:table-column-properties style:column-width="10.57mm"/>
    </style:style>
    <style:style style:name="Table2.D" style:family="table-column">
      <style:table-column-properties style:column-width="12.7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4.74mm" table:align="center"/>
    </style:style>
    <style:style style:name="Table3.A" style:family="table-column">
      <style:table-column-properties style:column-width="10.94mm"/>
    </style:style>
    <style:style style:name="Table3.B" style:family="table-column">
      <style:table-column-properties style:column-width="47.78mm"/>
    </style:style>
    <style:style style:name="Table3.C" style:family="table-column">
      <style:table-column-properties style:column-width="14.04mm"/>
    </style:style>
    <style:style style:name="Table3.D" style:family="table-column">
      <style:table-column-properties style:column-width="41.98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2" style:family="paragraph" style:parent-style-name="Standard">
      <style:text-properties style:font-name="Droid Sans2" officeooo:rsid="0012458d" officeooo:paragraph-rsid="0012458d"/>
    </style:style>
    <style:style style:name="P3" style:family="paragraph" style:parent-style-name="Standard">
      <style:text-properties style:font-name="Droid Sans2" officeooo:rsid="001a4389" officeooo:paragraph-rsid="0018450c" fo:background-color="#ccff66"/>
    </style:style>
    <style:style style:name="P4" style:family="paragraph" style:parent-style-name="Standard">
      <style:text-properties fo:color="#666666" style:font-name="Droid Sans2" fo:font-weight="bold" officeooo:rsid="0012458d" officeooo:paragraph-rsid="0012458d" style:font-weight-asian="bold" style:font-weight-complex="bold"/>
    </style:style>
    <style:style style:name="P5" style:family="paragraph" style:parent-style-name="Standard">
      <style:text-properties officeooo:paragraph-rsid="00120786"/>
    </style:style>
    <style:style style:name="P6" style:family="paragraph" style:parent-style-name="Standard">
      <style:paragraph-properties fo:margin-left="0mm" fo:margin-right="0mm" fo:text-indent="1.76mm" style:auto-text-indent="false" style:writing-mode="page"/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7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officeooo:rsid="0012458d" officeooo:paragraph-rsid="001cf321"/>
    </style:style>
    <style:style style:name="P8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fo:font-weight="normal" officeooo:rsid="0012458d" officeooo:paragraph-rsid="0014f17b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paragraph-rsid="00120786" fo:background-color="#99ff9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120786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20786" style:font-weight-asian="bold" style:font-weight-complex="bold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paragraph-rsid="00120786" style:font-weight-asian="bold" style:font-weight-complex="bold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Droid Sans2" officeooo:rsid="0014f17b" officeooo:paragraph-rsid="0014f17b" style:text-rotation-angle="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Droid Sans2" officeooo:rsid="0035c517" officeooo:paragraph-rsid="0035c517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2" officeooo:rsid="0036f7dd" officeooo:paragraph-rsid="0036f7d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4f17b" style:font-weight-asian="bold" style:font-weight-complex="bold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cf321" style:font-weight-asian="bold" style:font-weight-complex="bold" style:text-rotation-angle="0" style:text-rotation-scale="line-height"/>
    </style:style>
    <style:style style:name="P18" style:family="paragraph" style:parent-style-name="Table_20_Contents"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35c517" style:font-weight-asian="bold" style:font-weight-complex="bold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Droid Sans2" fo:font-weight="bold" style:font-weight-asian="bold" style:font-weight-complex="bold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4f17b" style:font-weight-asian="normal" style:font-weight-complex="normal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36f7dd" style:font-weight-asian="normal" style:font-weight-complex="normal" style:text-rotation-angle="0" style:text-rotation-scale="line-height"/>
    </style:style>
    <style:style style:name="P24" style:family="paragraph" style:parent-style-name="Titulo_20_2">
      <style:text-properties officeooo:paragraph-rsid="00120786" fo:background-color="#99ff66"/>
    </style:style>
    <style:style style:name="P25" style:family="paragraph" style:parent-style-name="Titulo_20_2">
      <style:text-properties officeooo:paragraph-rsid="00120786" style:font-weight-complex="bold"/>
    </style:style>
    <style:style style:name="P26" style:family="paragraph" style:parent-style-name="Titulo_20_2">
      <style:text-properties officeooo:paragraph-rsid="00120786"/>
    </style:style>
    <style:style style:name="P27" style:family="paragraph" style:parent-style-name="Titulo_20_2">
      <style:paragraph-properties fo:text-align="center" style:justify-single-word="false"/>
      <style:text-properties fo:font-weight="normal" officeooo:rsid="00120786" officeooo:paragraph-rsid="00120786" fo:background-color="#99ff66" style:font-weight-asian="normal" style:font-weight-complex="normal"/>
    </style:style>
    <style:style style:name="P28" style:family="paragraph" style:parent-style-name="Titulo_20_2">
      <style:paragraph-properties fo:text-align="center" style:justify-single-word="false"/>
      <style:text-properties fo:font-weight="normal" officeooo:rsid="00120786" officeooo:paragraph-rsid="00120786" style:font-weight-asian="normal" style:font-weight-complex="normal"/>
    </style:style>
    <style:style style:name="P29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285e9" officeooo:paragraph-rsid="004285e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2fbae" officeooo:paragraph-rsid="0042fba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5afd6" officeooo:paragraph-rsid="0045afd6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b2447e" officeooo:paragraph-rsid="004285e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fbae" officeooo:paragraph-rsid="0042fba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5afd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7b627" officeooo:paragraph-rsid="0047b62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e3be8" officeooo:paragraph-rsid="004e3be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517d48" officeooo:paragraph-rsid="00517d4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85e9" officeooo:paragraph-rsid="004285e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5afd6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2fb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7b627" officeooo:paragraph-rsid="0047b627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98edc" officeooo:paragraph-rsid="00498ed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9f573" officeooo:paragraph-rsid="0049f57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b025a" officeooo:paragraph-rsid="004b025a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d4aa2" officeooo:paragraph-rsid="004d4aa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fbae" officeooo:paragraph-rsid="0042fba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52a1da" officeooo:paragraph-rsid="0052a1da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color="#666666" style:font-name="Droid Sans2" fo:font-weight="bold" officeooo:rsid="0018450c" officeooo:paragraph-rsid="0018450c" style:font-weight-asian="bold" style:font-weight-complex="bold"/>
    </style:style>
    <style:style style:name="P49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50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51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35218e" officeooo:paragraph-rsid="0035218e" fo:background-color="transparent" style:font-weight-asian="normal" style:font-weight-complex="normal"/>
    </style:style>
    <style:style style:name="P52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53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0ce8e" officeooo:paragraph-rsid="00282c95" fo:background-color="transparent" style:font-weight-asian="normal" style:font-weight-complex="normal"/>
    </style:style>
    <style:style style:name="P54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7f1e2" officeooo:paragraph-rsid="0027f1e2" fo:background-color="transparent" style:font-weight-asian="normal" style:font-weight-complex="normal"/>
    </style:style>
    <style:style style:name="P55" style:family="paragraph" style:parent-style-name="Standard" style:list-style-name="L2">
      <style:paragraph-properties fo:margin-left="25.05mm" fo:margin-right="0mm" fo:line-height="150%" fo:text-indent="1.76mm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56" style:family="paragraph" style:parent-style-name="Standard" style:list-style-name="L2">
      <style:paragraph-properties fo:margin-left="25.05mm" fo:margin-right="0mm" fo:line-height="150%" fo:text-indent="1.76mm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57" style:family="paragraph" style:parent-style-name="Standard" style:list-style-name="L3">
      <style:paragraph-properties fo:margin-left="25.05mm" fo:margin-right="0mm" fo:line-height="150%" fo:text-indent="1.76mm" style:auto-text-indent="false" style:writing-mode="page"/>
      <style:text-properties officeooo:paragraph-rsid="002a4766"/>
    </style:style>
    <style:style style:name="P58" style:family="paragraph" style:parent-style-name="Standard" style:list-style-name="L4">
      <style:paragraph-properties fo:margin-left="25.05mm" fo:margin-right="0mm" fo:line-height="150%" fo:text-indent="1.76mm" style:auto-text-indent="false" style:writing-mode="page"/>
      <style:text-properties officeooo:paragraph-rsid="0020ce8e"/>
    </style:style>
    <style:style style:name="P59" style:family="paragraph" style:parent-style-name="Standard" style:list-style-name="L5">
      <style:paragraph-properties fo:margin-left="0mm" fo:margin-right="0mm" fo:line-height="150%" fo:text-indent="0mm" style:auto-text-indent="false" style:writing-mode="page"/>
      <style:text-properties officeooo:rsid="003dcb5f" officeooo:paragraph-rsid="003dcb5f"/>
    </style:style>
    <style:style style:name="P60" style:family="paragraph" style:parent-style-name="Standard" style:list-style-name="L4">
      <style:paragraph-properties fo:margin-left="0mm" fo:margin-right="0mm" fo:line-height="150%" fo:text-indent="0mm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61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52a1da" officeooo:paragraph-rsid="0052a1da" fo:background-color="transparent" style:font-size-asian="12pt" style:font-weight-asian="normal" style:font-size-complex="12pt" style:font-weight-complex="normal"/>
    </style:style>
    <style:style style:name="P62" style:family="paragraph" style:parent-style-name="Heading_20_3">
      <style:text-properties style:use-window-font-color="true"/>
    </style:style>
    <style:style style:name="P63" style:family="paragraph" style:parent-style-name="Heading_20_2">
      <style:text-properties fo:color="#666666"/>
    </style:style>
    <style:style style:name="T1" style:family="text">
      <style:text-properties officeooo:rsid="0014f17b"/>
    </style:style>
    <style:style style:name="T2" style:family="text">
      <style:text-properties style:font-name="Droid Sans2"/>
    </style:style>
    <style:style style:name="T3" style:family="text">
      <style:text-properties style:font-name="Droid Sans2" fo:font-weight="normal" fo:background-color="transparent" loext:char-shading-value="0" style:font-weight-asian="normal" style:font-weight-complex="normal"/>
    </style:style>
    <style:style style:name="T4" style:family="text">
      <style:text-properties style:font-name="Droid Sans2" fo:font-weight="normal" officeooo:rsid="0020ce8e" fo:background-color="transparent" loext:char-shading-value="0" style:font-weight-asian="normal" style:font-weight-complex="normal"/>
    </style:style>
    <style:style style:name="T5" style:family="text">
      <style:text-properties style:font-name="Droid Sans2" fo:font-weight="normal" officeooo:rsid="00213072" fo:background-color="transparent" loext:char-shading-value="0" style:font-weight-asian="normal" style:font-weight-complex="normal"/>
    </style:style>
    <style:style style:name="T6" style:family="text">
      <style:text-properties style:font-name="Droid Sans2" fo:font-weight="normal" officeooo:rsid="0025e8e0" fo:background-color="transparent" loext:char-shading-value="0" style:font-weight-asian="normal" style:font-weight-complex="normal"/>
    </style:style>
    <style:style style:name="T7" style:family="text">
      <style:text-properties style:font-name="Droid Sans2" fo:font-weight="normal" officeooo:rsid="00278594" fo:background-color="transparent" loext:char-shading-value="0" style:font-weight-asian="normal" style:font-weight-complex="normal"/>
    </style:style>
    <style:style style:name="T8" style:family="text">
      <style:text-properties style:font-name="Droid Sans2" fo:font-weight="normal" officeooo:rsid="003f433d" fo:background-color="transparent" loext:char-shading-value="0" style:font-weight-asian="normal" style:font-weight-complex="normal"/>
    </style:style>
    <style:style style:name="T9" style:family="text">
      <style:text-properties style:font-name="Droid Sans2" fo:font-weight="normal" officeooo:rsid="0040f895" fo:background-color="transparent" loext:char-shading-value="0" style:font-weight-asian="normal" style:font-weight-complex="normal"/>
    </style:style>
    <style:style style:name="T10" style:family="text">
      <style:text-properties style:font-name="Droid Sans2" officeooo:rsid="0020ce8e"/>
    </style:style>
    <style:style style:name="T11" style:family="text">
      <style:text-properties style:font-name="Droid Sans2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officeooo:rsid="001b5d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450c" style:font-weight-asian="bold" style:font-weight-complex="bold"/>
    </style:style>
    <style:style style:name="T15" style:family="text">
      <style:text-properties fo:font-weight="bold" officeooo:rsid="001cf321" style:font-weight-asian="bold" style:font-weight-complex="bold"/>
    </style:style>
    <style:style style:name="T16" style:family="text">
      <style:text-properties fo:font-weight="bold" officeooo:rsid="0020ce8e" style:font-weight-asian="bold" style:font-weight-complex="bold"/>
    </style:style>
    <style:style style:name="T17" style:family="text">
      <style:text-properties officeooo:rsid="0020ce8e"/>
    </style:style>
    <style:style style:name="T18" style:family="text">
      <style:text-properties officeooo:rsid="00213072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4285e9" fo:background-color="transparent" loext:char-shading-value="0"/>
    </style:style>
    <style:style style:name="T21" style:family="text">
      <style:text-properties officeooo:rsid="0045afd6" fo:background-color="transparent" loext:char-shading-value="0"/>
    </style:style>
    <style:style style:name="T22" style:family="text">
      <style:text-properties officeooo:rsid="0047b627" fo:background-color="transparent" loext:char-shading-value="0"/>
    </style:style>
    <style:style style:name="T23" style:family="text">
      <style:text-properties officeooo:rsid="00486af8" fo:background-color="transparent" loext:char-shading-value="0"/>
    </style:style>
    <style:style style:name="T24" style:family="text">
      <style:text-properties officeooo:rsid="00504053" fo:background-color="transparent" loext:char-shading-value="0"/>
    </style:style>
    <style:style style:name="T25" style:family="text">
      <style:text-properties officeooo:rsid="00544e54" fo:background-color="transparent" loext:char-shading-value="0"/>
    </style:style>
    <style:style style:name="T26" style:family="text">
      <style:text-properties officeooo:rsid="00585b23" fo:background-color="transparent" loext:char-shading-value="0"/>
    </style:style>
    <style:style style:name="T27" style:family="text">
      <style:text-properties officeooo:rsid="004285e9"/>
    </style:style>
    <style:style style:name="T28" style:family="text">
      <style:text-properties officeooo:rsid="004e7a30" fo:background-color="#cc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reunión con Tutor</text:h>
      <text:h text:style-name="P63" text:outline-level="2">16 junio 2017</text:h>
      <text:p text:style-name="P4"/>
      <text:h text:style-name="Heading_20_2" text:outline-level="2">Fase 2 del proyecto</text:h>
      <text:p text:style-name="P7"><text:span text:style-name="T14">8va semana fase 2</text:span><text:span text:style-name="T15"> </text:span></text:p>
      <text:p text:style-name="P7">3era semana abril – 3era semana agosto</text:p>
      <text:p text:style-name="P8">12 semanas, 60 <text:span text:style-name="T1">días</text:span>, 480 horas</text:p>
      <text:p text:style-name="P48"/>
      <text:h text:style-name="P62" text:outline-level="3">Lo que se había planeado <text:span text:style-name="T12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11">Tarea</text:p>
          </table:table-cell>
          <table:table-cell table:style-name="Table1.B1" office:value-type="string">
            <text:p text:style-name="P12">%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9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1</text:p>
          </table:table-cell>
          <table:table-cell table:style-name="Table1.N1" office:value-type="string">
            <text:p text:style-name="P12">12</text:p>
          </table:table-cell>
        </table:table-row>
        <table:table-row>
          <table:table-cell table:style-name="Table1.A11" office:value-type="string">
            <text:p text:style-name="P24">0 Informe banco de medición de figura de ruido</text:p>
          </table:table-cell>
          <table:table-cell table:style-name="Table1.B2" office:value-type="string">
            <text:p text:style-name="P27">70</text:p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F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H2" office:value-type="string">
            <text:p text:style-name="P9"/>
          </table:table-cell>
          <table:table-cell table:style-name="Table1.I2" office:value-type="string">
            <text:p text:style-name="P9"/>
          </table:table-cell>
          <table:table-cell table:style-name="Table1.J2" office:value-type="string">
            <text:p text:style-name="P9"/>
          </table:table-cell>
          <table:table-cell table:style-name="Table1.K2" office:value-type="string">
            <text:p text:style-name="P9"/>
          </table:table-cell>
          <table:table-cell table:style-name="Table1.L2" office:value-type="string">
            <text:p text:style-name="P9"/>
          </table:table-cell>
          <table:table-cell table:style-name="Table1.M2" office:value-type="string">
            <text:p text:style-name="P9"/>
          </table:table-cell>
          <table:table-cell table:style-name="Table1.N2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26">1 Diagrama conceptual de equipo prototipo.</text:p>
          </table:table-cell>
          <table:table-cell table:style-name="Table1.B2" office:value-type="string">
            <text:p text:style-name="P28">100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3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3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3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2 Plantear estrategias de diseño del prototipo general.</text:p>
          </table:table-cell>
          <table:table-cell table:style-name="Table1.B2" office:value-type="string">
            <text:p text:style-name="P28">80</text:p>
          </table:table-cell>
          <table:table-cell table:style-name="Table1.C11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4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4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4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3 Selección de componentes.</text:p>
          </table:table-cell>
          <table:table-cell table:style-name="Table1.B2" office:value-type="string">
            <text:p text:style-name="P28">60</text:p>
          </table:table-cell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10"/>
          </table:table-cell>
          <table:table-cell table:style-name="Table1.F5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5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5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5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5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4 Investigación desarrollo empleando microcontrolador núcleo y periféricos.</text:p>
          </table:table-cell>
          <table:table-cell table:style-name="Table1.B2" office:value-type="string">
            <text:p text:style-name="P28">60</text:p>
          </table:table-cell>
          <table:table-cell table:style-name="Table1.C11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F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H6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6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6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6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5 Investigación, selección e instalación software para desarrollo.</text:p>
          </table:table-cell>
          <table:table-cell table:style-name="Table1.B2" office:value-type="string">
            <text:p text:style-name="P28">100</text:p>
          </table:table-cell>
          <table:table-cell table:style-name="Table1.C11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F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H7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7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7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7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6 Plantear estrategias de diseño software y firmware.</text:p>
          </table:table-cell>
          <table:table-cell table:style-name="Table1.B2" office:value-type="string">
            <text:p text:style-name="P28">70</text:p>
          </table:table-cell>
          <table:table-cell table:style-name="Table1.C11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8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8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8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7 Diagramas UML software y firmware.</text:p>
          </table:table-cell>
          <table:table-cell table:style-name="Table1.B2" office:value-type="string">
            <text:p text:style-name="P28">50</text:p>
          </table:table-cell>
          <table:table-cell table:style-name="Table1.C11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9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9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9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8 Elaborar software / firmware de prototipo en tarjeta de desarrollo</text:p>
          </table:table-cell>
          <table:table-cell table:style-name="Table1.B2" office:value-type="string">
            <text:p text:style-name="P28">20</text:p>
          </table:table-cell>
          <table:table-cell table:style-name="Table1.C11" office:value-type="string">
            <text:p text:style-name="P10"/>
          </table:table-cell>
          <table:table-cell table:style-name="Table1.D10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0" office:value-type="string">
            <text:p text:style-name="P10"/>
          </table:table-cell>
          <table:table-cell table:style-name="Table1.G10" office:value-type="string">
            <text:p text:style-name="P10"/>
          </table:table-cell>
          <table:table-cell table:style-name="Table1.H10" office:value-type="string">
            <text:p text:style-name="P10"/>
          </table:table-cell>
          <table:table-cell table:style-name="Table1.I10" office:value-type="string">
            <text:p text:style-name="P10"/>
          </table:table-cell>
          <table:table-cell table:style-name="Table1.J10" office:value-type="string">
            <text:p text:style-name="P10"/>
          </table:table-cell>
          <table:table-cell table:style-name="Table1.K10" office:value-type="string">
            <text:p text:style-name="P10"/>
          </table:table-cell>
          <table:table-cell table:style-name="Table1.L10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0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10 Elaborar PCB de módulos individuales.</text:p>
          </table:table-cell>
          <table:table-cell table:style-name="Table1.B2" office:value-type="string">
            <text:p text:style-name="P28">0</text:p>
          </table:table-cell>
          <table:table-cell table:style-name="Table1.C11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11" office:value-type="string">
            <text:p text:style-name="P10"/>
          </table:table-cell>
          <table:table-cell table:style-name="Table1.I11" office:value-type="string">
            <text:p text:style-name="P10"/>
          </table:table-cell>
          <table:table-cell table:style-name="Table1.J11" office:value-type="string">
            <text:p text:style-name="P10"/>
          </table:table-cell>
          <table:table-cell table:style-name="Table1.K11" office:value-type="string">
            <text:p text:style-name="P10"/>
          </table:table-cell>
          <table:table-cell table:style-name="Table1.L11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1" office:value-type="string">
            <text:p text:style-name="P10"/>
          </table:table-cell>
        </table:table-row>
        <table:table-row>
          <table:table-cell table:style-name="Table1.A12" office:value-type="string">
            <text:p text:style-name="P26">11 Elaborar PCB de prototipo.</text:p>
          </table:table-cell>
          <table:table-cell table:style-name="Table1.B2" office:value-type="string">
            <text:p text:style-name="P28">0</text:p>
          </table:table-cell>
          <table:table-cell table:style-name="Table1.C12" office:value-type="string">
            <text:p text:style-name="P10"/>
          </table:table-cell>
          <table:table-cell table:style-name="Table1.D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F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  <table:table-cell table:style-name="Table1.J12" office:value-type="string">
            <text:p text:style-name="P10"/>
          </table:table-cell>
          <table:table-cell table:style-name="Table1.K12" office:value-type="string">
            <text:p text:style-name="P10"/>
          </table:table-cell>
          <table:table-cell table:style-name="Table1.L12" office:value-type="string">
            <text:p text:style-name="P10"/>
          </table:table-cell>
          <table:table-cell table:style-name="Table1.M12" office:value-type="string">
            <text:p text:style-name="P10"/>
          </table:table-cell>
          <table:table-cell table:style-name="Table1.N12" office:value-type="string">
            <text:p text:style-name="P10"/>
          </table:table-cell>
        </table:table-row>
      </table:table>
      <text:p text:style-name="P5"/>
      <text:h text:style-name="Heading_20_3" text:outline-level="3"/>
      <text:p text:style-name="Text_20_body"/>
      <text:h text:style-name="Heading_20_3" text:outline-level="3"/>
      <text:p text:style-name="Text_20_body"/>
      <text:h text:style-name="Heading_20_3" text:outline-level="3"><text:soft-page-break/>Suspensiones de actividad + ausencia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17">Días</text:p>
          </table:table-cell>
          <table:table-cell table:style-name="Table2.D1" office:value-type="string">
            <text:p text:style-name="P16">Horas</text:p>
          </table:table-cell>
        </table:table-row>
        <table:table-row>
          <table:table-cell table:style-name="Table2.A2" table:number-rows-spanned="2" office:value-type="string">
            <text:p text:style-name="P23">Suspensión de actividades</text:p>
            <text:p text:style-name="P23"><text:s/>en el Cendit</text:p>
          </table:table-cell>
          <table:table-cell table:style-name="Table2.A2" office:value-type="string">
            <text:p text:style-name="P22">Medio día</text:p>
          </table:table-cell>
          <table:table-cell table:style-name="Table2.A2" office:value-type="string">
            <text:p text:style-name="P22">14</text:p>
          </table:table-cell>
          <table:table-cell table:style-name="Table2.D2" office:value-type="string">
            <text:p text:style-name="P13">56</text:p>
          </table:table-cell>
        </table:table-row>
        <table:table-row>
          <table:covered-table-cell/>
          <table:table-cell table:style-name="Table2.A2" office:value-type="string">
            <text:p text:style-name="P22">Todo el día</text:p>
          </table:table-cell>
          <table:table-cell table:style-name="Table2.A2" office:value-type="string">
            <text:p text:style-name="P22">1</text:p>
          </table:table-cell>
          <table:table-cell table:style-name="Table2.D2" office:value-type="string">
            <text:p text:style-name="P13">8</text:p>
          </table:table-cell>
        </table:table-row>
        <table:table-row>
          <table:table-cell table:style-name="Table2.A2" office:value-type="string">
            <text:p text:style-name="P23">Por motivos personales</text:p>
          </table:table-cell>
          <table:table-cell table:style-name="Table2.A2" office:value-type="string">
            <text:p text:style-name="P22">Ausencias</text:p>
          </table:table-cell>
          <table:table-cell table:style-name="Table2.A2" office:value-type="string">
            <text:p text:style-name="P22">6</text:p>
          </table:table-cell>
          <table:table-cell table:style-name="Table2.D2" office:value-type="string">
            <text:p text:style-name="P13">48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table:number-columns-spanned="2" office:value-type="string">
            <text:p text:style-name="P16">Total en horas</text:p>
          </table:table-cell>
          <table:covered-table-cell/>
          <table:table-cell table:style-name="Table2.D2" office:value-type="string">
            <text:p text:style-name="P13">112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8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9">Item</text:p>
          </table:table-cell>
          <table:table-cell table:style-name="Table3.A2" office:value-type="string">
            <text:p text:style-name="P19">Descripción</text:p>
          </table:table-cell>
          <table:table-cell table:style-name="Table3.A2" office:value-type="string">
            <text:p text:style-name="P20">Horas</text:p>
          </table:table-cell>
          <table:table-cell table:style-name="Table3.D2" office:value-type="string">
            <text:p text:style-name="P20">Semanas</text:p>
          </table:table-cell>
        </table:table-row>
        <table:table-row>
          <table:table-cell table:style-name="Table3.A2" office:value-type="string">
            <text:p text:style-name="P14">A</text:p>
          </table:table-cell>
          <table:table-cell table:style-name="Table3.A2" office:value-type="string">
            <text:p text:style-name="P14">Horas a cumplir, en teoría</text:p>
          </table:table-cell>
          <table:table-cell table:style-name="Table3.A2" office:value-type="string">
            <text:p text:style-name="P14">480</text:p>
          </table:table-cell>
          <table:table-cell table:style-name="Table3.D2" office:value-type="string">
            <text:p text:style-name="P14">12</text:p>
          </table:table-cell>
        </table:table-row>
        <table:table-row>
          <table:table-cell table:style-name="Table3.A2" office:value-type="string">
            <text:p text:style-name="P14">B</text:p>
          </table:table-cell>
          <table:table-cell table:style-name="Table3.A2" office:value-type="string">
            <text:p text:style-name="P14">Horas hasta hoy, en teoría</text:p>
          </table:table-cell>
          <table:table-cell table:style-name="Table3.A2" office:value-type="string">
            <text:p text:style-name="P14">320</text:p>
          </table:table-cell>
          <table:table-cell table:style-name="Table3.D2" office:value-type="string">
            <text:p text:style-name="P15">8</text:p>
          </table:table-cell>
        </table:table-row>
        <table:table-row>
          <table:table-cell table:style-name="Table3.A2" office:value-type="string">
            <text:p text:style-name="P14">C</text:p>
          </table:table-cell>
          <table:table-cell table:style-name="Table3.A2" office:value-type="string">
            <text:p text:style-name="P14">Horas faltantes</text:p>
          </table:table-cell>
          <table:table-cell table:style-name="Table3.A2" office:value-type="string">
            <text:p text:style-name="P14">112</text:p>
          </table:table-cell>
          <table:table-cell table:style-name="Table3.D2" office:value-type="string">
            <text:p text:style-name="P14">2,8</text:p>
          </table:table-cell>
        </table:table-row>
        <table:table-row>
          <table:table-cell table:style-name="Table3.A2" office:value-type="string">
            <text:p text:style-name="P14">D</text:p>
          </table:table-cell>
          <table:table-cell table:style-name="Table3.A2" office:value-type="string">
            <text:p text:style-name="P14">Horas cumplidas (B - C)</text:p>
          </table:table-cell>
          <table:table-cell table:style-name="Table3.A2" office:value-type="string">
            <text:p text:style-name="P14">208</text:p>
          </table:table-cell>
          <table:table-cell table:style-name="Table3.D2" office:value-type="string">
            <text:p text:style-name="P14">5,2</text:p>
          </table:table-cell>
        </table:table-row>
        <table:table-row>
          <table:table-cell table:style-name="Table3.A2" office:value-type="string">
            <text:p text:style-name="P15">E</text:p>
          </table:table-cell>
          <table:table-cell table:style-name="Table3.A2" office:value-type="string">
            <text:p text:style-name="P15">Horas por cumplir (A - D)</text:p>
          </table:table-cell>
          <table:table-cell table:style-name="Table3.A2" office:value-type="string">
            <text:p text:style-name="P15">272</text:p>
          </table:table-cell>
          <table:table-cell table:style-name="Table3.D2" office:value-type="string">
            <text:p text:style-name="P15">6,8</text:p>
          </table:table-cell>
        </table:table-row>
      </table:table>
      <text:p text:style-name="P2"/>
      <text:p text:style-name="P3"/>
      <text:p text:style-name="P1">Tareas realizadas, desde la última reunión</text:p>
      <text:p text:style-name="P6"/>
      <text:list xml:id="list8118734988097333570" text:style-name="L1">
        <text:list-item>
          <text:p text:style-name="P49">Lectura y documentación bus <text:span text:style-name="T13">GPIB</text:span>.</text:p>
        </text:list-item>
        <text:list-item>
          <text:p text:style-name="P49">Investigación y pruebas con librerías <text:span text:style-name="T13">NI-VISA</text:span></text:p>
        </text:list-item>
        <text:list-item>
          <text:p text:style-name="P49">Investigación y pruebas con librerías <text:span text:style-name="T13">GPIB</text:span></text:p>
        </text:list-item>
        <text:list-item>
          <text:p text:style-name="P49">Investigación y pruebas con librerías <text:span text:style-name="T13">VXI-11</text:span></text:p>
        </text:list-item>
        <text:list-item>
          <text:p text:style-name="P49">Investigación desarrollo aplicaciones con<text:span text:style-name="T13"> JavaFX</text:span></text:p>
        </text:list-item>
        <text:list-item>
          <text:p text:style-name="P49">Investigación y desarrollo <text:span text:style-name="T13">JNA</text:span>, <text:span text:style-name="T16">Java Native Access</text:span></text:p>
        </text:list-item>
        <text:list-item>
          <text:p text:style-name="P51"><text:span text:style-name="T17">I</text:span>nvestigación librería iText (generación de documentos pdf en Java)</text:p>
        </text:list-item>
        <text:list-item>
          <text:p text:style-name="P52">Lectura de documentos sobre gestión de software</text:p>
        </text:list-item>
        <text:list-item>
          <text:p text:style-name="P54">Exposición relativa a figura de ruido y su medición para K. Moncada y <text:s/>J. Rodríguez</text:p>
        </text:list-item>
        <text:list-item>
          <text:p text:style-name="P54">Captura de requisitos de aplicación, sugerencias de K. Moncada y J. Rodríguez.</text:p>
        </text:list-item>
        <text:list-item>
          <text:p text:style-name="P52">Inicia documento Especificación de Requerimientos de Software</text:p>
        </text:list-item>
        <text:list-item>
          <text:p text:style-name="P49">Para la aplicación de software, <text:span text:style-name="T13">CenditLab</text:span></text:p>
        </text:list-item>
      </text:list>
      <text:list xml:id="list9041447753121568110" text:style-name="L2">
        <text:list-item>
          <text:p text:style-name="P55">Modelado UML (inicialmente a nivel de paquetes)</text:p>
        </text:list-item>
        <text:list-item>
          <text:p text:style-name="P56">Modelado gŕafico de U<text:span text:style-name="T18">I</text:span></text:p>
        </text:list-item>
      </text:list>
      <text:list xml:id="list133902583608213" text:continue-list="list8118734988097333570" text:style-name="L1">
        <text:list-item>
          <text:p text:style-name="P50">Comienza el desarrollo de la aplicación CenditLab</text:p>
        </text:list-item>
        <text:list-item>
          <text:p text:style-name="P52">Acceso JNA a librerías GPIB instaladas en SO</text:p>
        </text:list-item>
        <text:list-item>
          <text:p text:style-name="P53"><text:soft-page-break/>Selección de componentes para fuente de alimentación</text:p>
        </text:list-item>
        <text:list-item>
          <text:p text:style-name="P53">Solicitud de componentes</text:p>
        </text:list-item>
      </text:list>
      <text:list xml:id="list3891759866791103628" text:style-name="L3">
        <text:list-item>
          <text:p text:style-name="P57"><text:span text:style-name="T4">ICs</text:span><text:span text:style-name="T2"> </text:span><text:span text:style-name="Emphasis"><text:span text:style-name="T2">SMPS</text:span></text:span><text:span text:style-name="T2"> Power Management </text:span><text:span text:style-name="T10">(f</text:span><text:span text:style-name="T4">uente de alimentación)</text:span></text:p>
        </text:list-item>
        <text:list-item>
          <text:p text:style-name="P57"><text:span text:style-name="T5">R</text:span><text:span text:style-name="T4">esistores, capacitores </text:span></text:p>
        </text:list-item>
      </text:list>
      <text:list xml:id="list7051971320364165802" text:style-name="L4">
        <text:list-item>
          <text:p text:style-name="P58"><text:span text:style-name="T5">C</text:span><text:span text:style-name="T4">onectores </text:span><text:span text:style-name="T7">mini PCI, </text:span><text:span text:style-name="T6">SATA, </text:span><text:span text:style-name="T4">mSATA para PCB</text:span></text:p>
        </text:list-item>
      </text:list>
      <text:list xml:id="list9173443211255465625" text:style-name="L5">
        <text:list-item>
          <text:p text:style-name="P59"><text:span text:style-name="T8">Desarrollo</text:span><text:span text:style-name="T3"> de </text:span><text:span text:style-name="T8">un </text:span><text:span text:style-name="T11">script bash</text:span><text:span text:style-name="T3">, para carga </text:span><text:span text:style-name="T9">automática</text:span><text:span text:style-name="T3"> del firmware en el adaptador UD</text:span></text:p>
        </text:list-item>
      </text:list>
      <text:list xml:id="list133904259072794" text:continue-list="list7051971320364165802" text:style-name="L4">
        <text:list-header>
          <text:p text:style-name="P60"/>
        </text:list-header>
      </text:list>
      <text:p text:style-name="P29">Resultado de la reunión</text:p>
      <text:p text:style-name="P32">Sof<text:span text:style-name="T27">t</text:span>ware para la <text:span text:style-name="T27">Gestión</text:span> de <text:span text:style-name="T27">Medición</text:span> de Figura de Ruido <text:span text:style-name="T27">(S</text:span><text:span text:style-name="T19">GMFR</text:span><text:span text:style-name="T20">)</text:span></text:p>
      <text:p text:style-name="P38"/>
      <text:p text:style-name="P30"><text:span text:style-name="T20">O</text:span><text:span text:style-name="T19">bservación Pedro Ruiz</text:span></text:p>
      <text:p text:style-name="P31">Secuencia de trabajo</text:p>
      <text:p text:style-name="P33"><text:span text:style-name="T21">Opción de acceso inicial, </text:span><text:span text:style-name="T19">Instalación de software </text:span><text:span text:style-name="T21">+ claves criptográficas</text:span></text:p>
      <text:p text:style-name="P39">Reconocer inicial del hardware, rutina inicial macro general</text:p>
      <text:p text:style-name="P39">Luego se realizan configuraciones básicas, puertos y mediciones a realizar (pantlla configuración de hardware: scan de hardware, el sofware trabaja con clase de instrumentos). </text:p>
      <text:p text:style-name="P34"><text:span text:style-name="T19">Revisión que se dispong</text:span><text:span text:style-name="T22">a </text:span><text:span text:style-name="T19">el soporte de har</text:span><text:span text:style-name="T26">d</text:span><text:span text:style-name="T19">ware necesario. Clases de instrumentos.</text:span></text:p>
      <text:p text:style-name="P35"><text:span text:style-name="T19">Fases: Fase 1 diagnostico instrumentos, </text:span><text:span text:style-name="T23">Fase configuración medición, </text:span><text:span text:style-name="T19">Fase </text:span><text:span text:style-name="T23">3</text:span><text:span text:style-name="T19"> medición, </text:span></text:p>
      <text:p text:style-name="P41">Configuración de medición es distinta de configuración de dispositivos.</text:p>
      <text:p text:style-name="P39"/>
      <text:p text:style-name="P42">Fase 3, inicia con configuración (tiempo de muestreo), luego revisión y luego arranca la medición. </text:p>
      <text:p text:style-name="P42">Medición cíclicas o temporales (comando run).</text:p>
      <text:p text:style-name="P42">Configuración de medición estructurar la salida, documentos.</text:p>
      <text:p text:style-name="P42"/>
      <text:p text:style-name="P43">Primer escenario desarrollo, se realiza la parte Ad-Hoc (la que no requiere prog de parte del usuario)</text:p>
      <text:p text:style-name="P43">Ciclo de uso de la aplicación: El usuario sera llevado por el proceso de la secuencia de medición, búsqueda inst, configuración, calibración (con configuración), medición (con configuración).</text:p>
      <text:p text:style-name="P43"/>
      <text:p text:style-name="P43">Plus: programabilidad para el usuario (mediciones customizadas). </text:p>
      <text:p text:style-name="P43"/>
      <text:p text:style-name="P44">Aclarar términos: Sesión de medición, </text:p>
      <text:p text:style-name="P44"/>
      <text:p text:style-name="P44"/>
      <text:p text:style-name="P45">Fase de medición: <text:s/>1) Configuración, 2) Medición (ejecución) 3) Presentación de resultados</text:p>
      <text:p text:style-name="P45">1) calibración 2) Figura de ruido. Sub fases: configuración + resultados. 3) Ejecución</text:p>
      <text:p text:style-name="P45">Calibración: ancho de banda.</text:p>
      <text:p text:style-name="P45">Generación de resultados: variantes <text:s/>reportes o archivos</text:p>
      <text:p text:style-name="P45"/>
      <text:p text:style-name="P36"><text:soft-page-break/><text:span text:style-name="T28">Documentar: </text:span><text:span text:style-name="T19">Documentación Instrucción de Trabajo y Practica Operativa: proceso de configura el adaptador GPIB/USB. </text:span><text:span text:style-name="T24">Más proceso de verificación de funcionamiento.</text:span><text:span text:style-name="T19"> Son formatos que posea Ceimar</text:span></text:p>
      <text:p text:style-name="P40"/>
      <text:p text:style-name="P37"><text:span text:style-name="T21">T</text:span><text:span text:style-name="T19">area de </text:span><text:span text:style-name="T25">medición</text:span><text:span text:style-name="T19"> modo real y simulación</text:span></text:p>
      <text:p text:style-name="P46"><text:s/></text:p>
      <text:p text:style-name="P47">Configuración rangos en medición y rangos en documento salida.</text:p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1.06mm" style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6:43:34.500501490</meta:creation-date>
    <meta:generator>LibreOffice/4.2.8.2$Linux_x86 LibreOffice_project/420m0$Build-2</meta:generator>
    <dc:date>2017-06-29T13:39:02.504347610</dc:date>
    <meta:editing-duration>PT5H52M46S</meta:editing-duration>
    <meta:editing-cycles>48</meta:editing-cycles>
    <meta:document-statistic meta:table-count="3" meta:image-count="0" meta:object-count="0" meta:page-count="4" meta:paragraph-count="134" meta:word-count="664" meta:character-count="4121" meta:non-whitespace-character-count="3597"/>
  </office:meta>
</office:document-meta>
</file>